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6cm" draw:marker-end-width="0.26cm" draw:fill="none" draw:opacity="0%" draw:textarea-horizontal-align="justify" draw:textarea-vertical-align="middle" draw:auto-grow-height="false" fo:padding-top="0.14cm" fo:padding-bottom="0.14cm" fo:padding-left="0.265cm" fo:padding-right="0.265cm" draw:shadow-opacity="0%"/>
    </style:style>
    <style:style style:name="gr2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0.872cm" fo:min-width="0.86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872cm" fo:min-width="0.864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872cm" fo:min-width="0.864cm" fo:padding-top="0.13cm" fo:padding-bottom="0.13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002cm" fo:min-width="0.816cm" fo:padding-top="0.13cm" fo:padding-bottom="0.13cm" fo:padding-left="0.25cm" fo:padding-right="0.25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ffffff" draw:textarea-vertical-align="middle" draw:auto-grow-height="false" fo:min-height="0.749cm" fo:min-width="0.499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5cm" svg:stroke-color="#ffffff" draw:marker-start-width="0.3cm" draw:marker-end-width="0.3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3cm" svg:stroke-color="#000000" draw:marker-start-width="0.25cm" draw:marker-end-width="0.25cm" draw:fill="none" draw:opacity="0%" draw:textarea-horizontal-align="justify" draw:textarea-vertical-align="middle" draw:auto-grow-height="false" fo:padding-top="0.14cm" fo:padding-bottom="0.14cm" fo:padding-left="0.265cm" fo:padding-right="0.265cm" draw:shadow-opacity="0%"/>
    </style:style>
    <style:style style:name="gr1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cm" fo:min-width="0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2pt" fo:font-style="normal" fo:font-weight="normal" style:font-size-asian="22pt" style:font-size-complex="22pt"/>
    </style:style>
    <style:style style:name="P2" style:family="paragraph">
      <style:paragraph-properties fo:text-align="center"/>
      <style:text-properties fo:font-size="22pt" fo:font-style="normal" fo:font-weight="normal"/>
    </style:style>
    <style:style style:name="P3" style:family="paragraph">
      <style:text-properties fo:font-size="22pt" fo:font-style="normal" fo:font-weight="normal" style:font-size-asian="22pt" style:font-weight-asian="bold" style:font-size-complex="2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2pt" fo:font-style="normal" fo:font-weight="normal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22pt" fo:font-style="normal" fo:font-weight="normal" style:font-size-asian="18pt" style:font-size-complex="18pt"/>
    </style:style>
    <style:style style:name="P7" style:family="paragraph">
      <style:paragraph-properties fo:text-align="center"/>
      <style:text-properties fo:font-family="'Liberation Sans'" style:font-style-name="Regular" style:font-family-generic="swiss" style:font-pitch="variable" fo:font-size="22pt" fo:font-style="normal" fo:font-weight="normal" style:font-size-asian="22pt" style:font-weight-asian="normal" style:font-size-complex="22pt" style:font-weight-complex="bold"/>
    </style:style>
    <style:style style:name="P8" style:family="paragraph">
      <style:paragraph-properties fo:text-align="center"/>
      <style:text-properties fo:font-size="22pt" fo:font-style="normal" fo:font-weight="normal" style:font-size-asian="24pt" style:font-size-complex="24pt"/>
    </style:style>
    <style:style style:name="T1" style:family="text">
      <style:text-properties fo:font-size="22pt" fo:font-style="normal" fo:font-weight="normal" style:font-size-asian="22pt" style:font-weight-asian="bold" style:font-size-complex="22pt" style:font-weight-complex="bold"/>
    </style:style>
    <style:style style:name="T2" style:family="text">
      <style:text-properties fo:font-family="'Liberation Sans'" style:font-style-name="Regular" style:font-family-generic="swiss" style:font-pitch="variable" fo:font-size="22pt" fo:font-style="normal" fo:font-weight="normal" style:font-size-asian="22pt" style:font-weight-asian="normal" style:font-size-complex="22pt" style:font-weight-complex="bold"/>
    </style:style>
    <style:style style:name="T3" style:family="text">
      <style:text-properties fo:font-size="22pt" fo:font-style="normal" fo:font-weight="normal" style:font-size-asian="24pt" style:font-size-complex="24pt"/>
    </style:style>
    <style:style style:name="T4" style:family="text">
      <style:text-properties fo:font-size="22pt" fo:font-style="normal" fo:font-weight="normal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1cm" svg:height="2cm" draw:transform="rotate (1.5707963267949) translate (8.929cm 12.86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1.5707963267949) translate (10.929cm 12.872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1.5707963267949) translate (12.929cm 12.872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31cm" svg:height="1cm" draw:transform="rotate (-1.5707963267949) translate (15.925cm 0.13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1.5707963267949) translate (8.929cm 2.42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1.5707963267949) translate (10.929cm 2.432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1.5707963267949) translate (12.929cm 2.432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315cm" svg:height="0.998cm" draw:transform="rotate (1.5707963267949) translate (8.938cm 4.17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5cm" svg:height="1.998cm" draw:transform="rotate (-1.5707963267949) translate (15.925cm 1.88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5cm" svg:height="1.997cm" draw:transform="rotate (-1.5707963267949) translate (13.931cm 1.85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5cm" svg:height="1.998cm" draw:transform="rotate (-1.5707963267949) translate (11.934cm 1.85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31cm" svg:height="1cm" draw:transform="rotate (-1.5707963267949) translate (15.925cm 3.61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1.5707963267949) translate (8.929cm 5.90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1.5707963267949) translate (10.929cm 5.912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1.5707963267949) translate (12.929cm 5.912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31cm" svg:height="1cm" draw:transform="rotate (-1.5707963267949) translate (15.925cm 7.09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1.5707963267949) translate (8.929cm 9.38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1.5707963267949) translate (10.929cm 9.392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1.5707963267949) translate (12.929cm 9.392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31cm" svg:height="1cm" draw:transform="rotate (-1.5707963267949) translate (15.925cm 10.5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2.315cm" svg:height="0.998cm" draw:transform="rotate (1.5707963267949) translate (8.929cm 7.65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5cm" svg:height="1.998cm" draw:transform="rotate (-1.5707963267949) translate (15.916cm 5.3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5cm" svg:height="1.997cm" draw:transform="rotate (-1.5707963267949) translate (13.922cm 5.33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5cm" svg:height="1.998cm" draw:transform="rotate (-1.5707963267949) translate (11.925cm 5.33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315cm" svg:height="0.998cm" draw:transform="rotate (1.5707963267949) translate (8.929cm 11.13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5cm" svg:height="1.998cm" draw:transform="rotate (-1.5707963267949) translate (15.916cm 8.84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5cm" svg:height="1.997cm" draw:transform="rotate (-1.5707963267949) translate (13.922cm 8.81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5cm" svg:height="1.998cm" draw:transform="rotate (-1.5707963267949) translate (11.925cm 8.81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1.366cm" svg:height="1.119cm" svg:x="9.246cm" svg:y="0.718cm">
          <draw:text-box>
            <text:p><text:span text:style-name="T1">27</text:span></text:p>
          </draw:text-box>
        </draw:frame>
        <draw:frame draw:style-name="gr3" draw:text-style-name="P3" draw:layer="layout" svg:width="1.366cm" svg:height="1.119cm" svg:x="14.796cm" svg:y="0.718cm">
          <draw:text-box>
            <text:p><text:span text:style-name="T1">24</text:span></text:p>
          </draw:text-box>
        </draw:frame>
        <draw:frame draw:style-name="gr3" draw:text-style-name="P3" draw:layer="layout" svg:width="1.366cm" svg:height="1.119cm" svg:x="11.246cm" svg:y="0.723cm">
          <draw:text-box>
            <text:p><text:span text:style-name="T1">26</text:span></text:p>
          </draw:text-box>
        </draw:frame>
        <draw:frame draw:style-name="gr3" draw:text-style-name="P3" draw:layer="layout" svg:width="1.366cm" svg:height="1.119cm" svg:x="13.246cm" svg:y="0.723cm">
          <draw:text-box>
            <text:p><text:span text:style-name="T1">25</text:span></text:p>
          </draw:text-box>
        </draw:frame>
        <draw:frame draw:style-name="gr4" draw:text-style-name="P3" draw:layer="layout" svg:width="1.366cm" svg:height="1.122cm" svg:x="14.241cm" svg:y="2.444cm">
          <draw:text-box>
            <text:p><text:span text:style-name="T1">20</text:span></text:p>
          </draw:text-box>
        </draw:frame>
        <draw:frame draw:style-name="gr4" draw:text-style-name="P3" draw:layer="layout" svg:width="1.366cm" svg:height="1.122cm" svg:x="8.698cm" svg:y="2.444cm">
          <draw:text-box>
            <text:p><text:span text:style-name="T1">23</text:span></text:p>
          </draw:text-box>
        </draw:frame>
        <draw:frame draw:style-name="gr4" draw:text-style-name="P3" draw:layer="layout" svg:width="1.366cm" svg:height="1.122cm" svg:x="12.244cm" svg:y="2.449cm">
          <draw:text-box>
            <text:p><text:span text:style-name="T1">21</text:span></text:p>
          </draw:text-box>
        </draw:frame>
        <draw:frame draw:style-name="gr4" draw:text-style-name="P3" draw:layer="layout" svg:width="1.366cm" svg:height="1.122cm" svg:x="10.246cm" svg:y="2.449cm">
          <draw:text-box>
            <text:p><text:span text:style-name="T1">22</text:span></text:p>
          </draw:text-box>
        </draw:frame>
        <draw:frame draw:style-name="gr3" draw:text-style-name="P3" draw:layer="layout" svg:width="1.366cm" svg:height="1.119cm" svg:x="9.246cm" svg:y="4.198cm">
          <draw:text-box>
            <text:p><text:span text:style-name="T1">19</text:span></text:p>
          </draw:text-box>
        </draw:frame>
        <draw:frame draw:style-name="gr3" draw:text-style-name="P3" draw:layer="layout" svg:width="1.366cm" svg:height="1.119cm" svg:x="14.796cm" svg:y="4.198cm">
          <draw:text-box>
            <text:p><text:span text:style-name="T1">16</text:span></text:p>
          </draw:text-box>
        </draw:frame>
        <draw:frame draw:style-name="gr3" draw:text-style-name="P3" draw:layer="layout" svg:width="1.366cm" svg:height="1.119cm" svg:x="11.246cm" svg:y="4.203cm">
          <draw:text-box>
            <text:p><text:span text:style-name="T1">18</text:span></text:p>
          </draw:text-box>
        </draw:frame>
        <draw:frame draw:style-name="gr3" draw:text-style-name="P3" draw:layer="layout" svg:width="1.366cm" svg:height="1.119cm" svg:x="13.246cm" svg:y="4.203cm">
          <draw:text-box>
            <text:p><text:span text:style-name="T1">17</text:span></text:p>
          </draw:text-box>
        </draw:frame>
        <draw:frame draw:style-name="gr3" draw:text-style-name="P3" draw:layer="layout" svg:width="1.366cm" svg:height="1.119cm" svg:x="9.246cm" svg:y="7.678cm">
          <draw:text-box>
            <text:p><text:span text:style-name="T1">11</text:span></text:p>
          </draw:text-box>
        </draw:frame>
        <draw:frame draw:style-name="gr5" draw:text-style-name="P3" draw:layer="layout" svg:width="0.934cm" svg:height="1.119cm" svg:x="15.012cm" svg:y="7.678cm">
          <draw:text-box>
            <text:p><text:span text:style-name="T1">8</text:span></text:p>
          </draw:text-box>
        </draw:frame>
        <draw:frame draw:style-name="gr3" draw:text-style-name="P3" draw:layer="layout" svg:width="1.366cm" svg:height="1.119cm" svg:x="11.246cm" svg:y="7.683cm">
          <draw:text-box>
            <text:p><text:span text:style-name="T1">10</text:span></text:p>
          </draw:text-box>
        </draw:frame>
        <draw:frame draw:style-name="gr3" draw:text-style-name="P3" draw:layer="layout" svg:width="0.934cm" svg:height="1.119cm" svg:x="13.462cm" svg:y="7.683cm">
          <draw:text-box>
            <text:p><text:span text:style-name="T1">9</text:span></text:p>
          </draw:text-box>
        </draw:frame>
        <draw:frame draw:style-name="gr3" draw:text-style-name="P5" draw:layer="layout" svg:width="0.934cm" svg:height="1.119cm" svg:x="9.462cm" svg:y="11.158cm">
          <draw:text-box>
            <text:p text:style-name="P4"><text:span text:style-name="T1">3</text:span></text:p>
          </draw:text-box>
        </draw:frame>
        <draw:frame draw:style-name="gr3" draw:text-style-name="P5" draw:layer="layout" svg:width="0.934cm" svg:height="1.119cm" svg:x="15.012cm" svg:y="11.158cm">
          <draw:text-box>
            <text:p text:style-name="P4"><text:span text:style-name="T1">0</text:span></text:p>
          </draw:text-box>
        </draw:frame>
        <draw:frame draw:style-name="gr3" draw:text-style-name="P5" draw:layer="layout" svg:width="0.934cm" svg:height="1.119cm" svg:x="11.462cm" svg:y="11.163cm">
          <draw:text-box>
            <text:p text:style-name="P4"><text:span text:style-name="T1">2</text:span></text:p>
          </draw:text-box>
        </draw:frame>
        <draw:frame draw:style-name="gr3" draw:text-style-name="P5" draw:layer="layout" svg:width="0.934cm" svg:height="1.119cm" svg:x="13.462cm" svg:y="11.163cm">
          <draw:text-box>
            <text:p text:style-name="P4"><text:span text:style-name="T1">1</text:span></text:p>
          </draw:text-box>
        </draw:frame>
        <draw:frame draw:style-name="gr4" draw:text-style-name="P3" draw:layer="layout" svg:width="1.366cm" svg:height="1.122cm" svg:x="13.932cm" svg:y="5.924cm">
          <draw:text-box>
            <text:p><text:span text:style-name="T1">12</text:span></text:p>
          </draw:text-box>
        </draw:frame>
        <draw:frame draw:style-name="gr4" draw:text-style-name="P3" draw:layer="layout" svg:width="1.366cm" svg:height="1.122cm" svg:x="8.689cm" svg:y="5.924cm">
          <draw:text-box>
            <text:p><text:span text:style-name="T1">15</text:span></text:p>
          </draw:text-box>
        </draw:frame>
        <draw:frame draw:style-name="gr4" draw:text-style-name="P3" draw:layer="layout" svg:width="1.366cm" svg:height="1.122cm" svg:x="12.235cm" svg:y="5.929cm">
          <draw:text-box>
            <text:p><text:span text:style-name="T1">13</text:span></text:p>
          </draw:text-box>
        </draw:frame>
        <draw:frame draw:style-name="gr4" draw:text-style-name="P3" draw:layer="layout" svg:width="1.366cm" svg:height="1.122cm" svg:x="10.237cm" svg:y="5.929cm">
          <draw:text-box>
            <text:p><text:span text:style-name="T1">14</text:span></text:p>
          </draw:text-box>
        </draw:frame>
        <draw:frame draw:style-name="gr6" draw:text-style-name="P5" draw:layer="layout" svg:width="1.364cm" svg:height="1.122cm" svg:x="14.233cm" svg:y="9.404cm">
          <draw:text-box>
            <text:p text:style-name="P4"><text:span text:style-name="T1">4</text:span></text:p>
          </draw:text-box>
        </draw:frame>
        <draw:frame draw:style-name="gr7" draw:text-style-name="P5" draw:layer="layout" svg:width="1.364cm" svg:height="1.132cm" svg:x="8.69cm" svg:y="9.399cm">
          <draw:text-box>
            <text:p text:style-name="P4"><text:span text:style-name="T1">7</text:span></text:p>
          </draw:text-box>
        </draw:frame>
        <draw:frame draw:style-name="gr4" draw:text-style-name="P5" draw:layer="layout" svg:width="1.366cm" svg:height="1.122cm" svg:x="12.235cm" svg:y="9.409cm">
          <draw:text-box>
            <text:p text:style-name="P4"><text:span text:style-name="T1">5</text:span></text:p>
          </draw:text-box>
        </draw:frame>
        <draw:frame draw:style-name="gr6" draw:text-style-name="P5" draw:layer="layout" svg:width="1.364cm" svg:height="1.122cm" svg:x="10.238cm" svg:y="9.409cm">
          <draw:text-box>
            <text:p text:style-name="P4"><text:span text:style-name="T1">6</text:span></text:p>
          </draw:text-box>
        </draw:frame>
        <draw:custom-shape draw:style-name="gr2" draw:text-style-name="P2" draw:layer="layout" svg:width="2.31cm" svg:height="1cm" draw:transform="rotate (1.5707963267949) translate (16.065cm 12.8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-1.5707963267949) translate (23.065cm 10.5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-1.5707963267949) translate (21.065cm 10.55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-1.5707963267949) translate (19.065cm 10.55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315cm" svg:height="0.998cm" draw:transform="rotate (-1.5707963267949) translate (23.056cm 8.8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5cm" svg:height="1.998cm" draw:transform="rotate (1.5707963267949) translate (16.065cm 11.12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5cm" svg:height="1.997cm" draw:transform="rotate (1.5707963267949) translate (18.063cm 11.13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5cm" svg:height="1.998cm" draw:transform="rotate (1.5707963267949) translate (20.06cm 11.13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31cm" svg:height="1cm" draw:transform="rotate (1.5707963267949) translate (16.065cm 9.3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-1.5707963267949) translate (23.065cm 7.08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-1.5707963267949) translate (21.065cm 7.07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-1.5707963267949) translate (19.065cm 7.07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31cm" svg:height="1cm" draw:transform="rotate (1.5707963267949) translate (16.065cm 5.9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-1.5707963267949) translate (23.065cm 3.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-1.5707963267949) translate (21.065cm 3.59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-1.5707963267949) translate (19.065cm 3.59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31cm" svg:height="1cm" draw:transform="rotate (1.5707963267949) translate (16.065cm 2.4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-1.5707963267949) translate (23.065cm 0.12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-1.5707963267949) translate (21.065cm 0.11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cm" svg:height="2cm" draw:transform="rotate (-1.5707963267949) translate (19.065cm 0.11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315cm" svg:height="0.998cm" draw:transform="rotate (-1.5707963267949) translate (23.065cm 5.3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5cm" svg:height="1.998cm" draw:transform="rotate (1.5707963267949) translate (16.074cm 7.64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5cm" svg:height="1.997cm" draw:transform="rotate (1.5707963267949) translate (18.072cm 7.6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5cm" svg:height="1.998cm" draw:transform="rotate (1.5707963267949) translate (20.069cm 7.6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315cm" svg:height="0.998cm" draw:transform="rotate (-1.5707963267949) translate (23.065cm 1.8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2.315cm" svg:height="1.998cm" draw:transform="rotate (1.5707963267949) translate (16.074cm 4.16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5cm" svg:height="1.997cm" draw:transform="rotate (1.5707963267949) translate (18.072cm 4.1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315cm" svg:height="1.998cm" draw:transform="rotate (1.5707963267949) translate (20.069cm 4.1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3" draw:layer="layout" svg:width="1.366cm" svg:height="1.119cm" svg:x="21.382cm" svg:y="11.141cm">
          <draw:text-box>
            <text:p><text:span text:style-name="T1">28</text:span></text:p>
          </draw:text-box>
        </draw:frame>
        <draw:frame draw:style-name="gr3" draw:text-style-name="P3" draw:layer="layout" svg:width="1.366cm" svg:height="1.119cm" svg:x="15.832cm" svg:y="11.141cm">
          <draw:text-box>
            <text:p><text:span text:style-name="T1">31</text:span></text:p>
          </draw:text-box>
        </draw:frame>
        <draw:frame draw:style-name="gr3" draw:text-style-name="P3" draw:layer="layout" svg:width="1.366cm" svg:height="1.119cm" svg:x="19.382cm" svg:y="11.146cm">
          <draw:text-box>
            <text:p><text:span text:style-name="T1">29</text:span></text:p>
          </draw:text-box>
        </draw:frame>
        <draw:frame draw:style-name="gr3" draw:text-style-name="P3" draw:layer="layout" svg:width="1.366cm" svg:height="1.119cm" svg:x="17.382cm" svg:y="11.146cm">
          <draw:text-box>
            <text:p><text:span text:style-name="T1">30</text:span></text:p>
          </draw:text-box>
        </draw:frame>
        <draw:frame draw:style-name="gr4" draw:text-style-name="P3" draw:layer="layout" svg:width="1.366cm" svg:height="1.122cm" svg:x="16.397cm" svg:y="9.427cm">
          <draw:text-box>
            <text:p><text:span text:style-name="T1">35</text:span></text:p>
          </draw:text-box>
        </draw:frame>
        <draw:frame draw:style-name="gr4" draw:text-style-name="P3" draw:layer="layout" svg:width="1.366cm" svg:height="1.122cm" svg:x="21.934cm" svg:y="9.427cm">
          <draw:text-box>
            <text:p><text:span text:style-name="T1">32</text:span></text:p>
          </draw:text-box>
        </draw:frame>
        <draw:frame draw:style-name="gr4" draw:text-style-name="P3" draw:layer="layout" svg:width="1.366cm" svg:height="1.122cm" svg:x="18.38cm" svg:y="9.412cm">
          <draw:text-box>
            <text:p><text:span text:style-name="T1">34</text:span></text:p>
          </draw:text-box>
        </draw:frame>
        <draw:frame draw:style-name="gr4" draw:text-style-name="P3" draw:layer="layout" svg:width="1.366cm" svg:height="1.122cm" svg:x="20.382cm" svg:y="9.412cm">
          <draw:text-box>
            <text:p><text:span text:style-name="T1">33</text:span></text:p>
          </draw:text-box>
        </draw:frame>
        <draw:frame draw:style-name="gr3" draw:text-style-name="P3" draw:layer="layout" svg:width="1.366cm" svg:height="1.119cm" svg:x="21.382cm" svg:y="7.661cm">
          <draw:text-box>
            <text:p><text:span text:style-name="T1">36</text:span></text:p>
          </draw:text-box>
        </draw:frame>
        <draw:frame draw:style-name="gr3" draw:text-style-name="P3" draw:layer="layout" svg:width="1.366cm" svg:height="1.119cm" svg:x="15.832cm" svg:y="7.661cm">
          <draw:text-box>
            <text:p><text:span text:style-name="T1">39</text:span></text:p>
          </draw:text-box>
        </draw:frame>
        <draw:frame draw:style-name="gr3" draw:text-style-name="P3" draw:layer="layout" svg:width="1.366cm" svg:height="1.119cm" svg:x="19.382cm" svg:y="7.666cm">
          <draw:text-box>
            <text:p><text:span text:style-name="T1">37</text:span></text:p>
          </draw:text-box>
        </draw:frame>
        <draw:frame draw:style-name="gr3" draw:text-style-name="P3" draw:layer="layout" svg:width="1.366cm" svg:height="1.119cm" svg:x="17.382cm" svg:y="7.666cm">
          <draw:text-box>
            <text:p><text:span text:style-name="T1">38</text:span></text:p>
          </draw:text-box>
        </draw:frame>
        <draw:frame draw:style-name="gr3" draw:text-style-name="P3" draw:layer="layout" svg:width="1.366cm" svg:height="1.119cm" svg:x="21.382cm" svg:y="4.181cm">
          <draw:text-box>
            <text:p><text:span text:style-name="T1">44</text:span></text:p>
          </draw:text-box>
        </draw:frame>
        <draw:frame draw:style-name="gr5" draw:text-style-name="P3" draw:layer="layout" svg:width="1.366cm" svg:height="1.119cm" svg:x="15.832cm" svg:y="4.181cm">
          <draw:text-box>
            <text:p><text:span text:style-name="T1">47</text:span></text:p>
          </draw:text-box>
        </draw:frame>
        <draw:frame draw:style-name="gr3" draw:text-style-name="P3" draw:layer="layout" svg:width="1.366cm" svg:height="1.119cm" svg:x="19.382cm" svg:y="4.186cm">
          <draw:text-box>
            <text:p><text:span text:style-name="T1">45</text:span></text:p>
          </draw:text-box>
        </draw:frame>
        <draw:frame draw:style-name="gr3" draw:text-style-name="P3" draw:layer="layout" svg:width="1.366cm" svg:height="1.119cm" svg:x="17.382cm" svg:y="4.186cm">
          <draw:text-box>
            <text:p><text:span text:style-name="T1">46</text:span></text:p>
          </draw:text-box>
        </draw:frame>
        <draw:frame draw:style-name="gr3" draw:text-style-name="P5" draw:layer="layout" svg:width="1.366cm" svg:height="1.119cm" svg:x="21.382cm" svg:y="0.701cm">
          <draw:text-box>
            <text:p text:style-name="P4"><text:span text:style-name="T1">52</text:span></text:p>
          </draw:text-box>
        </draw:frame>
        <draw:frame draw:style-name="gr3" draw:text-style-name="P5" draw:layer="layout" svg:width="1.366cm" svg:height="1.119cm" svg:x="15.832cm" svg:y="0.701cm">
          <draw:text-box>
            <text:p text:style-name="P4"><text:span text:style-name="T1">55</text:span></text:p>
          </draw:text-box>
        </draw:frame>
        <draw:frame draw:style-name="gr3" draw:text-style-name="P5" draw:layer="layout" svg:width="1.366cm" svg:height="1.119cm" svg:x="19.382cm" svg:y="0.706cm">
          <draw:text-box>
            <text:p text:style-name="P4"><text:span text:style-name="T1">53</text:span></text:p>
          </draw:text-box>
        </draw:frame>
        <draw:frame draw:style-name="gr3" draw:text-style-name="P5" draw:layer="layout" svg:width="1.366cm" svg:height="1.119cm" svg:x="17.382cm" svg:y="0.706cm">
          <draw:text-box>
            <text:p text:style-name="P4"><text:span text:style-name="T1">54</text:span></text:p>
          </draw:text-box>
        </draw:frame>
        <draw:frame draw:style-name="gr4" draw:text-style-name="P3" draw:layer="layout" svg:width="1.366cm" svg:height="1.122cm" svg:x="16.688cm" svg:y="5.947cm">
          <draw:text-box>
            <text:p><text:span text:style-name="T1">43</text:span></text:p>
          </draw:text-box>
        </draw:frame>
        <draw:frame draw:style-name="gr4" draw:text-style-name="P3" draw:layer="layout" svg:width="1.366cm" svg:height="1.122cm" svg:x="21.945cm" svg:y="5.947cm">
          <draw:text-box>
            <text:p><text:span text:style-name="T1">40</text:span></text:p>
          </draw:text-box>
        </draw:frame>
        <draw:frame draw:style-name="gr4" draw:text-style-name="P3" draw:layer="layout" svg:width="1.366cm" svg:height="1.122cm" svg:x="18.391cm" svg:y="5.932cm">
          <draw:text-box>
            <text:p><text:span text:style-name="T1">42</text:span></text:p>
          </draw:text-box>
        </draw:frame>
        <draw:frame draw:style-name="gr4" draw:text-style-name="P3" draw:layer="layout" svg:width="1.366cm" svg:height="1.122cm" svg:x="20.393cm" svg:y="5.932cm">
          <draw:text-box>
            <text:p><text:span text:style-name="T1">41</text:span></text:p>
          </draw:text-box>
        </draw:frame>
        <draw:frame draw:style-name="gr6" draw:text-style-name="P5" draw:layer="layout" svg:width="1.366cm" svg:height="1.122cm" svg:x="16.388cm" svg:y="2.467cm">
          <draw:text-box>
            <text:p text:style-name="P4"><text:span text:style-name="T1">51</text:span></text:p>
          </draw:text-box>
        </draw:frame>
        <draw:frame draw:style-name="gr8" draw:text-style-name="P5" draw:layer="layout" svg:width="1.366cm" svg:height="1.262cm" svg:x="21.909cm" svg:y="2.452cm">
          <draw:text-box>
            <text:p text:style-name="P4"><text:span text:style-name="T1">48</text:span></text:p>
          </draw:text-box>
        </draw:frame>
        <draw:frame draw:style-name="gr4" draw:text-style-name="P5" draw:layer="layout" svg:width="1.366cm" svg:height="1.122cm" svg:x="18.391cm" svg:y="2.452cm">
          <draw:text-box>
            <text:p text:style-name="P4"><text:span text:style-name="T1">50</text:span></text:p>
          </draw:text-box>
        </draw:frame>
        <draw:frame draw:style-name="gr6" draw:text-style-name="P5" draw:layer="layout" svg:width="1.366cm" svg:height="1.122cm" svg:x="20.393cm" svg:y="2.452cm">
          <draw:text-box>
            <text:p text:style-name="P4"><text:span text:style-name="T1">49</text:span></text:p>
          </draw:text-box>
        </draw:frame>
        <draw:g>
          <draw:custom-shape draw:style-name="gr9" draw:text-style-name="P2" draw:layer="layout" svg:width="1.7cm" svg:height="1.701cm" draw:transform="rotate (-3.14159265358979) translate (16.895cm 7.351cm)">
            <text:p/>
            <draw:enhanced-geometry draw:mirror-horizontal="false" draw:mirror-vertical="false" draw:glue-point-type="segments" draw:type="mso-spt100" draw:modifiers="-90 89.818466945701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10" draw:text-style-name="P2" draw:layer="layout" svg:x1="16.045cm" svg:y1="7.355cm" svg:x2="16.045cm" svg:y2="5.655cm">
            <text:p/>
          </draw:line>
        </draw:g>
        <draw:g>
          <draw:custom-shape draw:style-name="gr9" draw:text-style-name="P2" draw:layer="layout" svg:width="1.7cm" svg:height="1.701cm" svg:x="15.071cm" svg:y="5.638cm">
            <text:p/>
            <draw:enhanced-geometry draw:mirror-horizontal="false" draw:mirror-vertical="false" draw:glue-point-type="segments" draw:type="mso-spt100" draw:modifiers="-90 89.818466945701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10" draw:text-style-name="P2" draw:layer="layout" svg:x1="15.921cm" svg:y1="5.634cm" svg:x2="15.921cm" svg:y2="7.334cm">
            <text:p/>
          </draw:line>
        </draw:g>
        <draw:custom-shape draw:style-name="gr11" draw:text-style-name="P6" draw:layer="layout" svg:width="2.1cm" svg:height="2.099cm" svg:x="0.289cm" svg:y="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6.589cm" svg:y="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01cm" svg:height="2.099cm" svg:x="4.488cm" svg:y="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.388cm" svg:y="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0.291cm" svg:y="3.3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6.591cm" svg:y="3.3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0.291cm" svg:y="5.4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6.591cm" svg:y="5.4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0.291cm" svg:y="7.5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6.591cm" svg:y="7.5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0.291cm" svg:y="9.6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6.591cm" svg:y="9.6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01cm" svg:height="2.099cm" svg:x="4.49cm" svg:y="9.6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.39cm" svg:y="9.65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66cm" svg:height="0.869cm" svg:x="0.908cm" svg:y="1.868cm">
          <draw:text-box>
            <text:p text:style-name="P4"><text:span text:style-name="T2">19</text:span></text:p>
          </draw:text-box>
        </draw:frame>
        <draw:frame draw:style-name="gr12" draw:text-style-name="P7" draw:layer="layout" svg:width="0.866cm" svg:height="0.869cm" svg:x="3.008cm" svg:y="1.868cm">
          <draw:text-box>
            <text:p text:style-name="P4"><text:span text:style-name="T2">18</text:span></text:p>
          </draw:text-box>
        </draw:frame>
        <draw:frame draw:style-name="gr12" draw:text-style-name="P7" draw:layer="layout" svg:width="0.866cm" svg:height="0.869cm" svg:x="5.108cm" svg:y="1.868cm">
          <draw:text-box>
            <text:p text:style-name="P4"><text:span text:style-name="T2">17</text:span></text:p>
          </draw:text-box>
        </draw:frame>
        <draw:frame draw:style-name="gr12" draw:text-style-name="P7" draw:layer="layout" svg:width="0.866cm" svg:height="0.869cm" svg:x="7.208cm" svg:y="1.868cm">
          <draw:text-box>
            <text:p text:style-name="P4"><text:span text:style-name="T2">16</text:span></text:p>
          </draw:text-box>
        </draw:frame>
        <draw:custom-shape draw:style-name="gr11" draw:text-style-name="P6" draw:layer="layout" svg:width="2.101cm" svg:height="2.099cm" svg:x="4.49cm" svg:y="3.3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.39cm" svg:y="3.35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66cm" svg:height="0.869cm" svg:x="0.91cm" svg:y="3.97cm">
          <draw:text-box>
            <text:p text:style-name="P4"><text:span text:style-name="T2">15</text:span></text:p>
          </draw:text-box>
        </draw:frame>
        <draw:frame draw:style-name="gr12" draw:text-style-name="P7" draw:layer="layout" svg:width="0.866cm" svg:height="0.869cm" svg:x="3.01cm" svg:y="3.97cm">
          <draw:text-box>
            <text:p text:style-name="P4"><text:span text:style-name="T2">14</text:span></text:p>
          </draw:text-box>
        </draw:frame>
        <draw:frame draw:style-name="gr12" draw:text-style-name="P7" draw:layer="layout" svg:width="0.866cm" svg:height="0.869cm" svg:x="5.11cm" svg:y="3.97cm">
          <draw:text-box>
            <text:p text:style-name="P4"><text:span text:style-name="T2">13</text:span></text:p>
          </draw:text-box>
        </draw:frame>
        <draw:frame draw:style-name="gr12" draw:text-style-name="P7" draw:layer="layout" svg:width="0.866cm" svg:height="0.869cm" svg:x="7.21cm" svg:y="3.97cm">
          <draw:text-box>
            <text:p text:style-name="P4"><text:span text:style-name="T2">12</text:span></text:p>
          </draw:text-box>
        </draw:frame>
        <draw:custom-shape draw:style-name="gr11" draw:text-style-name="P6" draw:layer="layout" svg:width="2.101cm" svg:height="2.099cm" svg:x="4.49cm" svg:y="5.4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.39cm" svg:y="5.45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66cm" svg:height="0.869cm" svg:x="0.91cm" svg:y="6.07cm">
          <draw:text-box>
            <text:p text:style-name="P4"><text:span text:style-name="T2">11</text:span></text:p>
          </draw:text-box>
        </draw:frame>
        <draw:frame draw:style-name="gr12" draw:text-style-name="P7" draw:layer="layout" svg:width="0.866cm" svg:height="0.869cm" svg:x="3.01cm" svg:y="6.07cm">
          <draw:text-box>
            <text:p text:style-name="P4"><text:span text:style-name="T2">10</text:span></text:p>
          </draw:text-box>
        </draw:frame>
        <draw:frame draw:style-name="gr12" draw:text-style-name="P7" draw:layer="layout" svg:width="0.434cm" svg:height="0.869cm" svg:x="5.326cm" svg:y="6.07cm">
          <draw:text-box>
            <text:p text:style-name="P4"><text:span text:style-name="T2">9</text:span></text:p>
          </draw:text-box>
        </draw:frame>
        <draw:frame draw:style-name="gr12" draw:text-style-name="P7" draw:layer="layout" svg:width="0.434cm" svg:height="0.869cm" svg:x="7.426cm" svg:y="6.07cm">
          <draw:text-box>
            <text:p text:style-name="P4"><text:span text:style-name="T2">8</text:span></text:p>
          </draw:text-box>
        </draw:frame>
        <draw:custom-shape draw:style-name="gr11" draw:text-style-name="P6" draw:layer="layout" svg:width="2.101cm" svg:height="2.099cm" svg:x="4.49cm" svg:y="7.5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.39cm" svg:y="7.55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434cm" svg:height="0.869cm" svg:x="1.126cm" svg:y="8.17cm">
          <draw:text-box>
            <text:p text:style-name="P4"><text:span text:style-name="T2">7</text:span></text:p>
          </draw:text-box>
        </draw:frame>
        <draw:frame draw:style-name="gr12" draw:text-style-name="P7" draw:layer="layout" svg:width="0.434cm" svg:height="0.869cm" svg:x="3.226cm" svg:y="8.17cm">
          <draw:text-box>
            <text:p text:style-name="P4"><text:span text:style-name="T2">6</text:span></text:p>
          </draw:text-box>
        </draw:frame>
        <draw:frame draw:style-name="gr12" draw:text-style-name="P7" draw:layer="layout" svg:width="0.434cm" svg:height="0.869cm" svg:x="5.326cm" svg:y="8.17cm">
          <draw:text-box>
            <text:p text:style-name="P4"><text:span text:style-name="T2">5</text:span></text:p>
          </draw:text-box>
        </draw:frame>
        <draw:frame draw:style-name="gr12" draw:text-style-name="P7" draw:layer="layout" svg:width="0.434cm" svg:height="0.869cm" svg:x="7.426cm" svg:y="8.17cm">
          <draw:text-box>
            <text:p text:style-name="P4"><text:span text:style-name="T2">4</text:span></text:p>
          </draw:text-box>
        </draw:frame>
        <draw:frame draw:style-name="gr12" draw:text-style-name="P7" draw:layer="layout" svg:width="0.434cm" svg:height="0.869cm" svg:x="1.126cm" svg:y="10.27cm">
          <draw:text-box>
            <text:p text:style-name="P4"><text:span text:style-name="T2">3</text:span></text:p>
          </draw:text-box>
        </draw:frame>
        <draw:frame draw:style-name="gr12" draw:text-style-name="P7" draw:layer="layout" svg:width="0.434cm" svg:height="0.869cm" svg:x="3.226cm" svg:y="10.27cm">
          <draw:text-box>
            <text:p text:style-name="P4"><text:span text:style-name="T2">2</text:span></text:p>
          </draw:text-box>
        </draw:frame>
        <draw:frame draw:style-name="gr12" draw:text-style-name="P7" draw:layer="layout" svg:width="0.434cm" svg:height="0.869cm" svg:x="5.326cm" svg:y="10.27cm">
          <draw:text-box>
            <text:p text:style-name="P4"><text:span text:style-name="T2">1</text:span></text:p>
          </draw:text-box>
        </draw:frame>
        <draw:frame draw:style-name="gr12" draw:text-style-name="P7" draw:layer="layout" svg:width="0.434cm" svg:height="0.869cm" svg:x="7.426cm" svg:y="10.27cm">
          <draw:text-box>
            <text:p text:style-name="P4"><text:span text:style-name="T2">0</text:span></text:p>
          </draw:text-box>
        </draw:frame>
        <draw:custom-shape draw:style-name="gr11" draw:text-style-name="P6" draw:layer="layout" svg:width="2.1cm" svg:height="2.099cm" svg:x="23.309cm" svg:y="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9.609cm" svg:y="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01cm" svg:height="2.099cm" svg:x="27.508cm" svg:y="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5.408cm" svg:y="1.25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866cm" svg:height="0.869cm" svg:x="23.928cm" svg:y="1.868cm">
          <draw:text-box>
            <text:p text:style-name="P4"><text:span text:style-name="T1">39</text:span></text:p>
          </draw:text-box>
        </draw:frame>
        <draw:frame draw:style-name="gr12" draw:text-style-name="P5" draw:layer="layout" svg:width="0.866cm" svg:height="0.869cm" svg:x="26.028cm" svg:y="1.868cm">
          <draw:text-box>
            <text:p text:style-name="P4"><text:span text:style-name="T1">38</text:span></text:p>
          </draw:text-box>
        </draw:frame>
        <draw:frame draw:style-name="gr12" draw:text-style-name="P5" draw:layer="layout" svg:width="0.866cm" svg:height="0.869cm" svg:x="28.128cm" svg:y="1.868cm">
          <draw:text-box>
            <text:p text:style-name="P4"><text:span text:style-name="T1">37</text:span></text:p>
          </draw:text-box>
        </draw:frame>
        <draw:frame draw:style-name="gr12" draw:text-style-name="P5" draw:layer="layout" svg:width="0.866cm" svg:height="0.869cm" svg:x="30.228cm" svg:y="1.868cm">
          <draw:text-box>
            <text:p text:style-name="P4"><text:span text:style-name="T1">36</text:span></text:p>
          </draw:text-box>
        </draw:frame>
        <draw:custom-shape draw:style-name="gr11" draw:text-style-name="P6" draw:layer="layout" svg:width="2.1cm" svg:height="2.099cm" svg:x="23.311cm" svg:y="3.3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9.611cm" svg:y="3.3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01cm" svg:height="2.099cm" svg:x="27.51cm" svg:y="3.3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5.41cm" svg:y="3.35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866cm" svg:height="0.869cm" svg:x="23.93cm" svg:y="3.97cm">
          <draw:text-box>
            <text:p text:style-name="P4"><text:span text:style-name="T1">35</text:span></text:p>
          </draw:text-box>
        </draw:frame>
        <draw:frame draw:style-name="gr12" draw:text-style-name="P5" draw:layer="layout" svg:width="0.866cm" svg:height="0.869cm" svg:x="26.03cm" svg:y="3.97cm">
          <draw:text-box>
            <text:p text:style-name="P4"><text:span text:style-name="T1">34</text:span></text:p>
          </draw:text-box>
        </draw:frame>
        <draw:frame draw:style-name="gr12" draw:text-style-name="P5" draw:layer="layout" svg:width="0.866cm" svg:height="0.869cm" svg:x="28.13cm" svg:y="3.97cm">
          <draw:text-box>
            <text:p text:style-name="P4"><text:span text:style-name="T1">33</text:span></text:p>
          </draw:text-box>
        </draw:frame>
        <draw:frame draw:style-name="gr12" draw:text-style-name="P5" draw:layer="layout" svg:width="0.866cm" svg:height="0.869cm" svg:x="30.23cm" svg:y="3.97cm">
          <draw:text-box>
            <text:p text:style-name="P4"><text:span text:style-name="T1">32</text:span></text:p>
          </draw:text-box>
        </draw:frame>
        <draw:custom-shape draw:style-name="gr11" draw:text-style-name="P6" draw:layer="layout" svg:width="2.1cm" svg:height="2.099cm" svg:x="23.311cm" svg:y="5.4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9.611cm" svg:y="5.4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01cm" svg:height="2.099cm" svg:x="27.51cm" svg:y="5.4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5.41cm" svg:y="5.45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866cm" svg:height="0.869cm" svg:x="23.93cm" svg:y="6.07cm">
          <draw:text-box>
            <text:p text:style-name="P4"><text:span text:style-name="T1">31</text:span></text:p>
          </draw:text-box>
        </draw:frame>
        <draw:frame draw:style-name="gr12" draw:text-style-name="P5" draw:layer="layout" svg:width="0.866cm" svg:height="0.869cm" svg:x="26.03cm" svg:y="6.07cm">
          <draw:text-box>
            <text:p text:style-name="P4"><text:span text:style-name="T1">30</text:span></text:p>
          </draw:text-box>
        </draw:frame>
        <draw:frame draw:style-name="gr12" draw:text-style-name="P5" draw:layer="layout" svg:width="0.866cm" svg:height="0.869cm" svg:x="28.13cm" svg:y="6.07cm">
          <draw:text-box>
            <text:p text:style-name="P4"><text:span text:style-name="T1">29</text:span></text:p>
          </draw:text-box>
        </draw:frame>
        <draw:frame draw:style-name="gr12" draw:text-style-name="P5" draw:layer="layout" svg:width="0.866cm" svg:height="0.869cm" svg:x="30.23cm" svg:y="6.07cm">
          <draw:text-box>
            <text:p text:style-name="P4"><text:span text:style-name="T1">28</text:span></text:p>
          </draw:text-box>
        </draw:frame>
        <draw:custom-shape draw:style-name="gr11" draw:text-style-name="P6" draw:layer="layout" svg:width="2.1cm" svg:height="2.099cm" svg:x="23.311cm" svg:y="7.5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9.611cm" svg:y="7.5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01cm" svg:height="2.099cm" svg:x="27.51cm" svg:y="7.5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5.41cm" svg:y="7.55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866cm" svg:height="0.869cm" svg:x="23.93cm" svg:y="8.17cm">
          <draw:text-box>
            <text:p text:style-name="P4"><text:span text:style-name="T1">27</text:span></text:p>
          </draw:text-box>
        </draw:frame>
        <draw:frame draw:style-name="gr12" draw:text-style-name="P5" draw:layer="layout" svg:width="0.866cm" svg:height="0.869cm" svg:x="26.03cm" svg:y="8.17cm">
          <draw:text-box>
            <text:p text:style-name="P4"><text:span text:style-name="T1">26</text:span></text:p>
          </draw:text-box>
        </draw:frame>
        <draw:frame draw:style-name="gr12" draw:text-style-name="P5" draw:layer="layout" svg:width="0.866cm" svg:height="0.869cm" svg:x="28.13cm" svg:y="8.17cm">
          <draw:text-box>
            <text:p text:style-name="P4"><text:span text:style-name="T1">25</text:span></text:p>
          </draw:text-box>
        </draw:frame>
        <draw:frame draw:style-name="gr12" draw:text-style-name="P5" draw:layer="layout" svg:width="0.866cm" svg:height="0.869cm" svg:x="30.23cm" svg:y="8.17cm">
          <draw:text-box>
            <text:p text:style-name="P4"><text:span text:style-name="T1">24</text:span></text:p>
          </draw:text-box>
        </draw:frame>
        <draw:custom-shape draw:style-name="gr11" draw:text-style-name="P6" draw:layer="layout" svg:width="2.1cm" svg:height="2.099cm" svg:x="23.311cm" svg:y="9.6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9.611cm" svg:y="9.6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01cm" svg:height="2.099cm" svg:x="27.51cm" svg:y="9.6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cm" svg:height="2.099cm" svg:x="25.41cm" svg:y="9.65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866cm" svg:height="0.869cm" svg:x="23.93cm" svg:y="10.27cm">
          <draw:text-box>
            <text:p text:style-name="P4"><text:span text:style-name="T1">23</text:span></text:p>
          </draw:text-box>
        </draw:frame>
        <draw:frame draw:style-name="gr12" draw:text-style-name="P5" draw:layer="layout" svg:width="0.866cm" svg:height="0.869cm" svg:x="26.03cm" svg:y="10.27cm">
          <draw:text-box>
            <text:p text:style-name="P4"><text:span text:style-name="T1">22</text:span></text:p>
          </draw:text-box>
        </draw:frame>
        <draw:frame draw:style-name="gr12" draw:text-style-name="P5" draw:layer="layout" svg:width="0.866cm" svg:height="0.869cm" svg:x="28.13cm" svg:y="10.27cm">
          <draw:text-box>
            <text:p text:style-name="P4"><text:span text:style-name="T1">21</text:span></text:p>
          </draw:text-box>
        </draw:frame>
        <draw:frame draw:style-name="gr12" draw:text-style-name="P5" draw:layer="layout" svg:width="0.866cm" svg:height="0.869cm" svg:x="30.23cm" svg:y="10.27cm">
          <draw:text-box>
            <text:p text:style-name="P4"><text:span text:style-name="T1">20</text:span></text:p>
          </draw:text-box>
        </draw:frame>
        <draw:frame draw:style-name="gr13" draw:text-style-name="P8" draw:layer="layout" svg:width="5.806cm" svg:height="1.119cm" svg:x="13.145cm" svg:y="12.769cm">
          <draw:text-box>
            <text:p text:style-name="P4"><text:span text:style-name="T3">Primary mirrors</text:span></text:p>
          </draw:text-box>
        </draw:frame>
        <draw:frame draw:style-name="gr13" draw:text-style-name="P8" draw:layer="layout" svg:width="6.844cm" svg:height="1.119cm" svg:x="1.076cm" svg:y="11.753cm">
          <draw:text-box>
            <text:p text:style-name="P4"><text:span text:style-name="T3">Secondary mirrors</text:span></text:p>
          </draw:text-box>
        </draw:frame>
        <draw:frame draw:style-name="gr13" draw:text-style-name="P1" draw:layer="layout" svg:width="6.844cm" svg:height="1.119cm" svg:x="24.096cm" svg:y="11.753cm">
          <draw:text-box>
            <text:p text:style-name="P4"><text:span text:style-name="T4">Secondary mirrors</text:span></text:p>
          </draw:text-box>
        </draw:frame>
        <draw:frame draw:style-name="gr13" draw:text-style-name="P8" draw:layer="layout" svg:width="5.425cm" svg:height="1.119cm" svg:x="6.195cm" svg:y="13.463cm">
          <draw:text-box>
            <text:p text:style-name="P4"><text:span text:style-name="T3">Left-hand side</text:span></text:p>
          </draw:text-box>
        </draw:frame>
        <draw:frame draw:style-name="gr13" draw:text-style-name="P8" draw:layer="layout" svg:width="5.942cm" svg:height="1.119cm" svg:x="20.115cm" svg:y="13.381cm">
          <draw:text-box>
            <text:p text:style-name="P4"><text:span text:style-name="T3">Right-hand s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32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3T22:15:06</meta:creation-date>
    <dc:date>2013-04-17T14:31:35</dc:date>
    <meta:editing-duration>P3DT23H44M2S</meta:editing-duration>
    <meta:editing-cycles>17</meta:editing-cycles>
    <meta:generator>LibreOffice/3.6$Linux_X86_64 LibreOffice_project/360m1$Build-2</meta:generator>
    <meta:document-statistic meta:object-count="203"/>
  </office:meta>
</office:document-meta>
</file>